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in" fo:margin-left="-0.625in" table:align="left" style:writing-mode="lr-tb"/>
    </style:style>
    <style:style style:name="Table1.A" style:family="table-column">
      <style:table-column-properties style:column-width="3.875in"/>
    </style:style>
    <style:style style:name="Table1.B" style:family="table-column">
      <style:table-column-properties style:column-width="3.325in"/>
    </style:style>
    <style:style style:name="Table1.1" style:family="table-row">
      <style:table-row-properties style:row-height="0.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f1bde" officeooo:paragraph-rsid="001f1bde" style:font-size-asian="10pt" style:font-weight-asian="bold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officeooo:rsid="001f1bde" officeooo:paragraph-rsid="001f1bde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6283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text-properties fo:font-size="10pt" fo:language="fr" fo:country="FR" style:font-size-asian="10pt" style:font-size-complex="10pt"/>
    </style:style>
    <style:style style:name="P13" style:family="paragraph" style:parent-style-name="Standard">
      <style:text-properties fo:font-size="10pt" officeooo:rsid="002dc531" officeooo:paragraph-rsid="002dc531" style:font-size-asian="8.75pt" style:font-size-complex="10pt"/>
    </style:style>
    <style:style style:name="P14" style:family="paragraph" style:parent-style-name="Standard">
      <style:text-properties fo:font-size="10pt" officeooo:rsid="002e4444" officeooo:paragraph-rsid="002e4444" style:font-size-asian="8.75pt" style:font-size-complex="10pt"/>
    </style:style>
    <style:style style:name="P15" style:family="paragraph" style:parent-style-name="Footer">
      <style:paragraph-properties fo:text-align="center" style:justify-single-word="false" style:snap-to-layout-grid="false"/>
      <style:text-properties fo:font-size="6pt" officeooo:rsid="002c2bb9" officeooo:paragraph-rsid="002c2bb9" style:font-size-asian="6pt" style:font-size-complex="6pt"/>
    </style:style>
    <style:style style:name="P16" style:family="paragraph" style:parent-style-name="Footer">
      <style:paragraph-properties style:snap-to-layout-grid="false"/>
    </style:style>
    <style:style style:name="P17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9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P20" style:family="paragraph" style:parent-style-name="Footer">
      <style:paragraph-properties style:snap-to-layout-grid="false"/>
      <style:text-properties fo:font-size="10pt" officeooo:rsid="002048aa" officeooo:paragraph-rsid="002048aa" style:font-size-asian="10pt" style:font-size-complex="10pt"/>
    </style:style>
    <style:style style:name="P21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2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4" style:family="paragraph" style:parent-style-name="Heading">
      <style:paragraph-properties style:snap-to-layout-grid="false"/>
      <style:text-properties fo:font-weight="bold" style:font-weight-asian="bold"/>
    </style:style>
    <style:style style:name="P25" style:family="paragraph" style:parent-style-name="Footer">
      <style:paragraph-properties fo:margin-left="0.5in" fo:margin-right="0in" fo:text-indent="0in" style:auto-text-indent="false" style:snap-to-layout-grid="false"/>
    </style:style>
    <style:style style:name="P26" style:family="paragraph" style:parent-style-name="Footer">
      <style:paragraph-properties fo:margin-left="0.5in" fo:margin-right="0in" fo:text-indent="0in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27" style:family="paragraph" style:parent-style-name="Footer">
      <style:paragraph-properties fo:margin-left="0.5in" fo:margin-right="0in" fo:text-indent="0in" style:auto-text-indent="false" style:snap-to-layout-grid="false"/>
      <style:text-properties fo:font-size="10pt" style:font-size-asian="10pt" style:font-size-complex="10pt"/>
    </style:style>
    <style:style style:name="P28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468b4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language="fr" fo:country="FR"/>
    </style:style>
    <style:style style:name="T9" style:family="text">
      <style:text-properties officeooo:rsid="001125cb"/>
    </style:style>
    <style:style style:name="T10" style:family="text">
      <style:text-properties officeooo:rsid="001a8561"/>
    </style:style>
    <style:style style:name="T11" style:family="text">
      <style:text-properties officeooo:rsid="001e303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2fca39"/>
    </style:style>
    <style:style style:name="T14" style:family="text">
      <style:text-properties officeooo:rsid="00306bbc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7"><text:database-display text:table-name="2021_FeeLetters" text:table-type="table" text:column-name=" First" text:database-name="EmbeddedDatabase">&lt; First&gt;</text:database-display></text:span><text:span text:style-name="T7"><text:s/></text:span><text:span text:style-name="T7"><text:database-display text:table-name="2021_FeeLetters" text:table-type="table" text:column-name=" Last" text:database-name="EmbeddedDatabase">&lt; Last&gt;</text:database-display></text:span></text:p>
          </table:table-cell>
          <table:table-cell table:style-name="Table1.A1" office:value-type="string">
            <text:p text:style-name="P2"><text:date style:data-style-name="N76" text:date-value="2024-10-16T10:46:06.838511475">October 16, 2024</text:date></text:p>
          </table:table-cell>
        </table:table-row>
        <table:table-row table:style-name="Table1.2">
          <table:table-cell table:style-name="Table1.A1" office:value-type="string">
            <text:p text:style-name="P1"><text:database-display text:table-name="2021_FeeLetters" text:table-type="table" text:column-name=" Owner_Add" text:database-name="EmbeddedDatabase">&lt; Owner_Add&gt;</text:database-display></text:p>
          </table:table-cell>
          <table:table-cell table:style-name="Table1.B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><text:span text:style-name="T3"><text:database-display text:table-name="2021_FeeLetters" text:table-type="table" text:column-name=" Owner_City" text:database-name="EmbeddedDatabase">&lt; Owner_City&gt;</text:database-display></text:span><text:span text:style-name="T3">, </text:span><text:span text:style-name="T3"><text:database-display text:table-name="2021_FeeLetters" text:table-type="table" text:column-name=" O_St" text:database-name="EmbeddedDatabase">&lt; O_St&gt;</text:database-display></text:span><text:span text:style-name="T3"><text:s text:c="2"/></text:span><text:span text:style-name="T3"><text:database-display text:table-name="2021_FeeLetters" text:table-type="table" text:column-name=" O_Zip" text:database-name="EmbeddedDatabase">&lt; O_Zip&gt;</text:database-display>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P8">Dear<text:span text:style-name="T8"> </text:span><text:span text:style-name="T8"><text:database-display text:table-name="2021_FeeLetters" text:table-type="table" text:column-name=" First" text:database-name="EmbeddedDatabase">&lt; First&gt;</text:database-display></text:span><text:span text:style-name="T8"><text:s/></text:span><text:span text:style-name="T8"><text:database-display text:table-name="2021_FeeLetters" text:table-type="table" text:column-name=" Last" text:database-name="EmbeddedDatabase">&lt; Last&gt;</text:database-display></text:span>,</text:p>
      <text:p text:style-name="P12"/>
      <text:p text:style-name="P8">This year’s annual Association Assessment Fee for <text:database-display text:table-name="2021_FeeLetters" text:table-type="table" text:column-name=" Lot_Add" text:database-name="EmbeddedDatabase">&lt; Lot_Add&gt;</text:database-display>, Regency Estates Lot # <text:database-display text:table-name="2021_FeeLetters" text:table-type="table" text:column-name="Lot" text:database-name="EmbeddedDatabase">&lt;Lot&gt;</text:database-display><text:s/>is now due. <text:s/>This fee covers the maintenance and liability insurance costs for the Regency Estates Subdivision common ground.</text:p>
      <text:p text:style-name="P8"/>
      <text:p text:style-name="P8">The current Association Fee is $40.00 per year. <text:s/></text:p>
      <text:p text:style-name="P8"/>
      <text:p text:style-name="P8">Your total amount due (including any past due amounts) is:<text:tab/> $<text:database-display text:table-name="2021_FeeLetters" text:table-type="table" text:column-name=" Due" text:database-name="EmbeddedDatabase">&lt; Due&gt;</text:database-display>.00 <text:s/></text:p>
      <text:p text:style-name="P8"/>
      <text:p text:style-name="P8">Please send your payment by <text:span text:style-name="T10">November</text:span> <text:span text:style-name="T11">30</text:span>, <text:span text:style-name="T9">2023</text:span>. <text:s/>Your prompt payment greatly reduces the amount of work required for record keeping.</text:p>
      <text:p text:style-name="P8"/>
      <text:p text:style-name="P8">Thank you,</text:p>
      <text:p text:style-name="P11">Steven Gomez</text:p>
      <text:p text:style-name="P8"/>
      <text:p text:style-name="P8">Regency Estates Homeowners Association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Steven Gomez</text:p>
          </table:table-cell>
          <table:table-cell table:style-name="Table2.B1" office:value-type="string">
            <text:p text:style-name="P7">Christine Eck <text:span text:style-name="T14">(Resigned)</text:span></text:p>
          </table:table-cell>
        </table:table-row>
        <table:table-row table:style-name="Table2.1">
          <table:table-cell table:style-name="Table2.A2" office:value-type="string">
            <text:p text:style-name="P9">Association President</text:p>
          </table:table-cell>
          <table:table-cell table:style-name="Table2.B2" office:value-type="string">
            <text:p text:style-name="P10">Association Secretary</text:p>
          </table:table-cell>
        </table:table-row>
        <table:table-row table:style-name="Table2.1">
          <table:table-cell table:style-name="Table2.A2" office:value-type="string">
            <text:p text:style-name="P9">636-448-2015</text:p>
          </table:table-cell>
          <table:table-cell table:style-name="Table2.B2" office:value-type="string">
            <text:p text:style-name="P10">314-753-2094</text:p>
          </table:table-cell>
        </table:table-row>
      </table:table>
      <text:p text:style-name="Standard"/>
      <text:p text:style-name="P13">Also, the Association has been lacking a fully staffed Board of Directors, but steps have been taken recently to work towards resolving that (<text:span text:style-name="T13">in particular, </text:span>role<text:span text:style-name="T13">s</text:span> of <text:span text:style-name="T13">Secretary &amp; </text:span>Treasurer); if you are willing and able to help, please contact one of us above.</text:p>
      <text:p text:style-name="P13"/>
      <text:p text:style-name="P14">We are also making improvements to our record keeping systems and need contact information for all homeowners in the association. <text:s/><text:span text:style-name="T12">If your phone number and email is not shown below, please provide that information so that our records can be updated (and make corrections as needed). 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2in" fo:margin-left="-0.625in" table:align="left" style:writing-mode="lr-tb"/>
    </style:style>
    <style:style style:name="Table4.A" style:family="table-column">
      <style:table-column-properties style:column-width="7.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5in" table:align="center" style:writing-mode="lr-tb"/>
    </style:style>
    <style:style style:name="Table3.A" style:family="table-column">
      <style:table-column-properties style:column-width="3.4389in"/>
    </style:style>
    <style:style style:name="Table3.B" style:family="table-column">
      <style:table-column-properties style:column-width="0.5639in"/>
    </style:style>
    <style:style style:name="Table3.C" style:family="table-column">
      <style:table-column-properties style:column-width="3.4972in"/>
    </style:style>
    <style:style style:name="Table3.1" style:family="table-row">
      <style:table-row-properties style:row-height="0.1in" fo:keep-together="auto"/>
    </style:style>
    <style:style style:name="Table3.A1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A2" style:family="table-cell">
      <style:table-cell-properties style:vertical-align="top" fo:background-color="#000000" fo:padding-left="0.075in" fo:padding-right="0.075in" fo:padding-top="0in" fo:padding-bottom="0in" fo:border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4" style:family="table-row">
      <style:table-row-properties style:row-height="0.2in" fo:keep-together="auto"/>
    </style:style>
    <style:style style:name="Table3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10" style:family="table-cell">
      <style:table-cell-properties style:vertical-align="top" fo:padding-left="0.075in" fo:padding-right="0.075in" fo:padding-top="0in" fo:padding-bottom="0in" fo:border-left="none" fo:border-right="none" fo:border-top="none" fo:border-bottom="0.05pt solid #000000" style:writing-mode="lr-tb"/>
    </style:style>
    <style:style style:name="Table3.B10" style:family="table-cell">
      <style:table-cell-properties style:vertical-align="top" fo:padding-left="0.075in" fo:padding-right="0.075in" fo:padding-top="0in" fo:padding-bottom="0in" fo:border-left="none" fo:border-right="none" fo:border-top="none" fo:border-bottom="0.05pt solid #000000" style:writing-mode="lr-tb"/>
    </style:style>
    <style:style style:name="Table3.C10" style:family="table-cell">
      <style:table-cell-properties style:vertical-align="top" fo:padding-left="0.075in" fo:padding-right="0.075in" fo:padding-top="0in" fo:padding-bottom="0in" fo:border-left="none" fo:border-right="none" fo:border-top="none" fo:border-bottom="0.05pt solid #000000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MP4" style:family="paragraph" style:parent-style-name="Footer">
      <style:paragraph-properties fo:text-align="center" style:justify-single-word="false" style:snap-to-layout-grid="false"/>
      <style:text-properties fo:font-size="6pt" officeooo:rsid="002c2bb9" officeooo:paragraph-rsid="002c2bb9" style:font-size-asian="6pt" style:font-size-complex="6pt"/>
    </style:style>
    <style:style style:name="MP5" style:family="paragraph" style:parent-style-name="Footer">
      <style:paragraph-properties style:snap-to-layout-grid="false"/>
    </style:style>
    <style:style style:name="MP6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MP7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MP8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9" style:family="paragraph" style:parent-style-name="Heading">
      <style:paragraph-properties style:snap-to-layout-grid="false"/>
      <style:text-properties fo:font-weight="bold" style:font-weight-asian="bold"/>
    </style:style>
    <style:style style:name="MP10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MP11" style:family="paragraph" style:parent-style-name="Footer">
      <style:paragraph-properties fo:margin-left="0.5in" fo:margin-right="0in" fo:text-indent="0in" style:auto-text-indent="false" style:snap-to-layout-grid="false"/>
    </style:style>
    <style:style style:name="MP12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3" style:family="paragraph" style:parent-style-name="Footer">
      <style:paragraph-properties fo:margin-left="0.5in" fo:margin-right="0in" fo:text-indent="0in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MP14" style:family="paragraph" style:parent-style-name="Footer">
      <style:paragraph-properties fo:margin-left="0.5in" fo:margin-right="0in" fo:text-indent="0in" style:auto-text-indent="false" style:snap-to-layout-grid="false"/>
      <style:text-properties fo:font-size="10pt" style:font-size-asian="10pt" style:font-size-complex="10pt"/>
    </style:style>
    <style:style style:name="MP15" style:family="paragraph" style:parent-style-name="Footer">
      <style:paragraph-properties style:snap-to-layout-grid="false"/>
      <style:text-properties fo:font-size="10pt" officeooo:rsid="002048aa" officeooo:paragraph-rsid="002048aa" style:font-size-asian="10pt" style:font-size-complex="10pt"/>
    </style:style>
    <style:style style:name="MP16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weight="normal" style:font-weight-asian="normal" style:font-weight-complex="normal"/>
    </style:style>
    <style:style style:name="MT6" style:family="text">
      <style:text-properties officeooo:rsid="002468b4"/>
    </style:style>
    <style:page-layout style:name="Mpm1">
      <style:page-layout-properties fo:page-width="8.5in" fo:page-height="11in" style:num-format="1" style:print-orientation="portrait" fo:margin-top="0.7in" fo:margin-bottom="0.5in" fo:margin-left="1.25in" fo:margin-right="1.2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Regency Estates Homeowners Association</text:p>
            </table:table-cell>
          </table:table-row>
          <table:table-row table:style-name="Table4.1">
            <table:table-cell table:style-name="Table4.A1" office:value-type="string">
              <text:p text:style-name="MP2">Post Office Box 923</text:p>
            </table:table-cell>
          </table:table-row>
          <table:table-row table:style-name="Table4.1">
            <table:table-cell table:style-name="Table4.A1" office:value-type="string">
              <text:p text:style-name="MP3">Saint Peters, MO. 63376<text:tab/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columns-spanned="3" office:value-type="string">
              <text:p text:style-name="MP4">Please detach section below and return with your payment</text:p>
            </table:table-cell>
            <table:covered-table-cell/>
            <table:covered-table-cell/>
          </table:table-row>
          <table:table-row table:style-name="Table3.1">
            <table:table-cell table:style-name="Table3.A2" office:value-type="string">
              <text:p text:style-name="MP5"/>
            </table:table-cell>
            <table:table-cell table:style-name="Table3.A2" office:value-type="string">
              <text:p text:style-name="MP5"/>
            </table:table-cell>
            <table:table-cell table:style-name="Table3.A2" office:value-type="string">
              <text:p text:style-name="MP5"/>
            </table:table-cell>
          </table:table-row>
          <table:table-row table:style-name="Table3.3">
            <table:table-cell table:style-name="Table3.A3" office:value-type="string">
              <text:p text:style-name="MP6"/>
            </table:table-cell>
            <table:table-cell table:style-name="Table3.B3" office:value-type="string">
              <text:p text:style-name="MP5"/>
            </table:table-cell>
            <table:table-cell table:style-name="Table3.C3" office:value-type="string">
              <text:p text:style-name="MP5"/>
            </table:table-cell>
          </table:table-row>
          <table:table-row table:style-name="Table3.4">
            <table:table-cell table:style-name="Table3.A4" office:value-type="string">
              <text:p text:style-name="MP5"><text:span text:style-name="MT1"><text:date style:data-style-name="N121" text:date-value="2024-10-16T10:46:06.824135044">2024</text:date></text:span><text:span text:style-name="MT1"><text:s/>Association Fee for Lot # </text:span><text:span text:style-name="MT1"><text:database-display text:table-name="2021_FeeLetters" text:table-type="table" text:column-name="Lot" text:database-name="EmbeddedDatabase">&lt;Lot&gt;</text:database-display></text:span></text:p>
            </table:table-cell>
            <table:table-cell table:style-name="Table3.B4" office:value-type="string">
              <text:p text:style-name="MP7"/>
            </table:table-cell>
            <table:table-cell table:style-name="Table3.C4" office:value-type="string">
              <text:p text:style-name="MP8">Cash payments cannot be accepted.</text:p>
            </table:table-cell>
          </table:table-row>
          <table:table-row table:style-name="Table3.4">
            <table:table-cell table:style-name="Table3.A5" office:value-type="string">
              <text:p text:style-name="MP8">Received from: </text:p>
            </table:table-cell>
            <table:table-cell table:style-name="Table3.B5" office:value-type="string">
              <text:p text:style-name="MP9"/>
            </table:table-cell>
            <table:table-cell table:style-name="Table3.C5" office:value-type="string">
              <text:p text:style-name="MP10"><text:span text:style-name="MT2">Mail $</text:span><text:span text:style-name="MT2"><text:database-display text:table-name="2021_FeeLetters" text:table-type="table" text:column-name=" Due" text:database-name="EmbeddedDatabase">&lt; Due&gt;</text:database-display></text:span>.<text:span text:style-name="MT3">00</text:span><text:span text:style-name="MT2"> payment with this stub to:</text:span></text:p>
            </table:table-cell>
          </table:table-row>
          <table:table-row table:style-name="Table3.4">
            <table:table-cell table:style-name="Table3.A6" office:value-type="string">
              <text:p text:style-name="MP11"><text:span text:style-name="MT1"><text:database-display text:table-name="2021_FeeLetters" text:table-type="table" text:column-name=" First" text:database-name="EmbeddedDatabase">&lt; First&gt;</text:database-display></text:span><text:span text:style-name="MT2"><text:s/></text:span><text:span text:style-name="MT1"><text:database-display text:table-name="2021_FeeLetters" text:table-type="table" text:column-name=" Last" text:database-name="EmbeddedDatabase">&lt; Last&gt;</text:database-display></text:span></text:p>
            </table:table-cell>
            <table:table-cell table:style-name="Table3.B6" office:value-type="string">
              <text:p text:style-name="MP12"/>
            </table:table-cell>
            <table:table-cell table:style-name="Table3.C6" office:value-type="string">
              <text:p text:style-name="MP13">Regency Estates Homeowners Association</text:p>
            </table:table-cell>
          </table:table-row>
          <table:table-row table:style-name="Table3.4">
            <table:table-cell table:style-name="Table3.A7" office:value-type="string">
              <text:p text:style-name="MP14"><text:database-display text:table-name="2021_FeeLetters" text:table-type="table" text:column-name=" Owner_Add" text:database-name="EmbeddedDatabase">&lt; Owner_Add&gt;</text:database-display></text:p>
            </table:table-cell>
            <table:table-cell table:style-name="Table3.B7" office:value-type="string">
              <text:p text:style-name="MP7"/>
            </table:table-cell>
            <table:table-cell table:style-name="Table3.C7" office:value-type="string">
              <text:p text:style-name="MP14">Post Office Box 923</text:p>
            </table:table-cell>
          </table:table-row>
          <table:table-row table:style-name="Table3.4">
            <table:table-cell table:style-name="Table3.A8" office:value-type="string">
              <text:p text:style-name="MP11"><text:span text:style-name="MT4"><text:database-display text:table-name="2021_FeeLetters" text:table-type="table" text:column-name=" Owner_City" text:database-name="EmbeddedDatabase">&lt; Owner_City&gt;</text:database-display></text:span><text:span text:style-name="MT4">, </text:span><text:span text:style-name="MT4"><text:database-display text:table-name="2021_FeeLetters" text:table-type="table" text:column-name=" O_St" text:database-name="EmbeddedDatabase">&lt; O_St&gt;</text:database-display></text:span><text:span text:style-name="MT4"><text:s/></text:span><text:span text:style-name="MT4"><text:database-display text:table-name="2021_FeeLetters" text:table-type="table" text:column-name=" O_Zip" text:database-name="EmbeddedDatabase">&lt; O_Zip&gt;</text:database-display></text:span></text:p>
            </table:table-cell>
            <table:table-cell table:style-name="Table3.B8" office:value-type="string">
              <text:p text:style-name="MP7"/>
            </table:table-cell>
            <table:table-cell table:style-name="Table3.C8" office:value-type="string">
              <text:p text:style-name="MP14">Saint Peters, MO 63376</text:p>
            </table:table-cell>
          </table:table-row>
          <table:table-row table:style-name="Table3.4">
            <table:table-cell table:style-name="Table3.A9" office:value-type="string">
              <text:p text:style-name="MP15"><text:span text:style-name="MT2">Phone:</text:span><text:span text:style-name="MT5"> </text:span><text:span text:style-name="MT5"><text:database-display text:table-name="2021_FeeLetters" text:table-type="table" text:column-name=" Phone" text:database-name="EmbeddedDatabase">&lt; Phone&gt;</text:database-display></text:span></text:p>
            </table:table-cell>
            <table:table-cell table:style-name="Table3.B9" office:value-type="string">
              <text:p text:style-name="MP7"/>
            </table:table-cell>
            <table:table-cell table:style-name="Table3.C9" office:value-type="string">
              <text:p text:style-name="MP16">Your canceled check is your receipt.</text:p>
            </table:table-cell>
          </table:table-row>
          <table:table-row table:style-name="Table3.4">
            <table:table-cell table:style-name="Table3.A10" office:value-type="string">
              <text:p text:style-name="MP5"><text:span text:style-name="MT1">Email:</text:span><text:span text:style-name="MT4"> </text:span><text:span text:style-name="MT4"><text:database-display text:table-name="2021_FeeLetters" text:table-type="table" text:column-name=" email" text:database-name="EmbeddedDatabase">&lt; email&gt;</text:database-display></text:span></text:p>
            </table:table-cell>
            <table:table-cell table:style-name="Table3.B10" office:value-type="string">
              <text:p text:style-name="MP7"/>
            </table:table-cell>
            <table:table-cell table:style-name="Table3.C10" office:value-type="string">
              <text:p text:style-name="MP8">Check # <text:s text:c="27"/><text:span text:style-name="MT6">Check Date: 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First_1» «MI_1» «Last_1»</dc:title>
    <dc:subject/>
    <meta:keyword/>
    <dc:description/>
    <meta:initial-creator> </meta:initial-creator>
    <meta:creation-date>2014-09-03T11:48:00</meta:creation-date>
    <dc:date>2024-10-16T10:46:06.718574360</dc:date>
    <meta:print-date>2018-11-02T23:19:00</meta:print-date>
    <meta:editing-cycles>58</meta:editing-cycles>
    <meta:editing-duration>PT3H59M16S</meta:editing-duration>
    <meta:generator>LibreOffice/6.0.7.3$Linux_X86_64 LibreOffice_project/00m0$Build-3</meta:generator>
    <meta:document-statistic meta:table-count="4" meta:image-count="0" meta:object-count="0" meta:page-count="1" meta:paragraph-count="38" meta:word-count="286" meta:character-count="1782" meta:non-whitespace-character-count="1494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../../../../../repositories/Regency/FeeLetters/2021_FeeLetters.csv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2021_FeeLetters"/>
      </db:table-representations>
    </office:database>
  </office:body>
</office:document-content>
</file>